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Pivot_20_Table_20_Field">
      <style:table-cell-properties style:text-align-source="fix" style:repeat-content="false" fo:border="none"/>
      <style:paragraph-properties fo:text-align="end" fo:margin-left="0pt"/>
    </style:style>
    <style:style style:name="ce3" style:family="table-cell" style:parent-style-name="Pivot_20_Table_20_Category" style:data-style-name="N0">
      <style:table-cell-properties style:text-align-source="fix" style:repeat-content="false" fo:border="none"/>
      <style:paragraph-properties fo:text-align="end" fo:margin-left="0pt"/>
    </style:style>
    <style:style style:name="ce4" style:family="table-cell" style:parent-style-name="Pivot_20_Table_20_Title" style:data-style-name="N0">
      <style:table-cell-properties style:text-align-source="fix" style:repeat-content="false" fo:border="none"/>
      <style:paragraph-properties fo:text-align="end" fo:margin-left="0pt"/>
    </style:style>
    <style:style style:name="ce5" style:family="table-cell" style:parent-style-name="Pivot_20_Table_20_Corner">
      <style:table-cell-properties style:text-align-source="fix" style:repeat-content="false" fo:border="none"/>
      <style:paragraph-properties fo:text-align="end" fo:margin-left="0pt"/>
    </style:style>
    <style:style style:name="ce6" style:family="table-cell" style:parent-style-name="Pivot_20_Table_20_Value" style:data-style-name="N0">
      <style:table-cell-properties style:text-align-source="fix" style:repeat-content="false" fo:border="none"/>
      <style:paragraph-properties fo:text-align="end" fo:margin-left="0pt"/>
    </style:style>
    <style:style style:name="ce7" style:family="table-cell" style:parent-style-name="Pivot_20_Table_20_Result" style:data-style-name="N0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Family</text:p>
          </table:table-cell>
          <table:table-cell table:style-name="ce1"/>
          <table:table-cell office:value-type="string" calcext:value-type="string">
            <text:p>Family</text:p>
          </table:table-cell>
          <table:table-cell table:style-name="ce5" office:value-type="string" calcext:value-type="string">
            <text:p>N. No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6" table:formula="of:=COUNTIF([.B1:.B2000];[.A2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table:formula="of:=COUNTIF([.B1:.B2000];[.A3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table:formula="of:=COUNTIF([.B1:.B2000];[.A4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table:formula="of:=COUNTIF([.B1:.B2000];[.A5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table:formula="of:=COUNTIF([.B1:.B2000];[.A6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table:formula="of:=COUNTIF([.B1:.B2000];[.A7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table:formula="of:=COUNTIF([.B1:.B2000];[.A8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table:formula="of:=COUNTIF([.B1:.B2000];[.A9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table:formula="of:=COUNTIF([.B1:.B2000];[.A10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table:formula="of:=COUNTIF([.B1:.B2000];[.A11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table:formula="of:=COUNTIF([.B1:.B2000];[.A12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table:formula="of:=COUNTIF([.B1:.B2000];[.A13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6" table:formula="of:=COUNTIF([.B1:.B2000];[.A14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table:formula="of:=COUNTIF([.B1:.B2000];[.A15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6" table:formula="of:=COUNTIF([.B1:.B2000];[.A1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6" table:formula="of:=COUNTIF([.B1:.B2000];[.A17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6" table:formula="of:=COUNTIF([.B1:.B2000];[.A18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6" table:formula="of:=COUNTIF([.B1:.B2000];[.A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6" table:formula="of:=COUNTIF([.B1:.B2000];[.A20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6" table:formula="of:=COUNTIF([.B1:.B2000];[.A21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6" table:formula="of:=COUNTIF([.B1:.B2000];[.A22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6" table:formula="of:=COUNTIF([.B1:.B2000];[.A23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6" table:formula="of:=COUNTIF([.B1:.B2000];[.A24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6" table:formula="of:=COUNTIF([.B1:.B2000];[.A25])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6" table:formula="of:=COUNTIF([.B1:.B2000];[.A26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6" table:formula="of:=COUNTIF([.B1:.B2000];[.A27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/>
          <table:table-cell table:style-name="ce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B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0:09:52.798122455</meta:creation-date>
    <dc:date>2018-06-29T00:46:24.996986032</dc:date>
    <meta:editing-duration>PT30S</meta:editing-duration>
    <meta:editing-cycles>1</meta:editing-cycles>
    <meta:document-statistic meta:table-count="1" meta:cell-count="4056" meta:object-count="0"/>
    <meta:generator>LibreOffice/5.1.6.2$Linux_X86_64 LibreOffice_project/10m0$Build-2</meta:generator>
  </office:meta>
</office:document-meta>
</file>